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M Mono 10" fo:font-size="9pt" style:font-size-asian="9pt" style:font-size-complex="9pt"/>
    </style:style>
    <style:style style:name="P2" style:family="paragraph" style:parent-style-name="Standard">
      <style:text-properties style:font-name="LM Mono 10" fo:font-size="9pt" officeooo:rsid="001b22b5" officeooo:paragraph-rsid="001b22b5" style:font-size-asian="9pt" style:font-size-complex="9pt"/>
    </style:style>
    <style:style style:name="P3" style:family="paragraph" style:parent-style-name="Standard">
      <style:text-properties style:font-name="LM Mono 10" fo:font-size="9pt" style:font-size-asian="9pt" style:font-size-complex="9pt"/>
    </style:style>
    <style:style style:name="T1" style:family="text">
      <style:text-properties officeooo:rsid="001bab7b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able 1.</text:span> Atlantic cod stocks compared in this chapter.</text:p>
      <text:p text:style-name="P1"/>
      <text:p text:style-name="P1">Stock code <text:s text:c="7"/>Figure label <text:s/>Full name</text:p>
      <text:p text:style-name="P1">ICES 21.1 <text:s text:c="8"/>Greenland <text:s text:c="4"/>West Greenland inshore cod</text:p>
      <text:p text:style-name="P1">ICES 27.1-2 <text:s text:c="6"/>NE Arctic <text:s text:c="4"/>Northeast Arctic cod</text:p>
      <text:p text:style-name="P1">ICES 27.1-2coast <text:s/>Norway <text:s text:c="7"/>Norwegian coastal waters cod</text:p>
      <text:p text:style-name="P1">ICES 27.47d20 <text:s text:c="4"/>North Sea <text:s text:c="4"/>North Sea, eastern English Channel, and Skagerrak cod</text:p>
      <text:p text:style-name="P1">ICES 27.5a <text:s text:c="7"/>Iceland <text:s text:c="6"/>Icelandic cod</text:p>
      <text:p text:style-name="P1">ICES 27.5b1 <text:s text:c="6"/>Faroe <text:s text:c="8"/>Faroe Plateau cod</text:p>
      <text:p text:style-name="P1">ICES 27.7a <text:s text:c="7"/>Irish <text:s text:c="8"/>Irish Sea cod</text:p>
      <text:p text:style-name="P1">ICES 27.7e-k <text:s text:c="5"/><text:span text:style-name="T1">S </text:span>Celtic <text:s text:c="5"/>Western English Channel and southern Celtic Seas cod</text:p>
      <text:p text:style-name="P1">ICES 27.21 <text:s text:c="7"/>Kattegat <text:s text:c="5"/>Kattegat cod</text:p>
      <text:p text:style-name="P1">ICES 27.22-24 <text:s text:c="4"/>W Baltic <text:s text:c="5"/>Western Baltic Sea cod</text:p>
      <text:p text:style-name="P1">ICES 27.24-32 <text:s text:c="4"/>E Baltic <text:s text:c="5"/>Eastern Baltic Sea cod</text:p>
      <text:p text:style-name="P1">NAFO 2J3KL <text:s text:c="7"/>Northern <text:s text:c="5"/>Northern cod</text:p>
      <text:p text:style-name="P1">NAFO 3M <text:s text:c="10"/>Flemish <text:s text:c="6"/>Flemish Cap cod</text:p>
      <text:p text:style-name="P1">NAFO 3NO <text:s text:c="9"/>Grand <text:s text:c="8"/>Grand Bank cod</text:p>
      <text:p text:style-name="P1">NAFO 3Ps <text:s text:c="9"/>Pierre <text:s text:c="7"/>St Pierre Bank cod</text:p>
      <text:p text:style-name="P1">NOAA GB <text:s text:c="10"/>Georges <text:s text:c="6"/>Georges Bank cod</text:p>
      <text:p text:style-name="P1">NOAA GOM <text:s text:c="9"/>Maine <text:s text:c="8"/>Gulf of Maine cod</text:p>
      <text:p text:style-name="P1"/>
      <text:p text:style-name="P1"/>
      <text:p text:style-name="P1"/>
      <text:p text:style-name="P2"><text:span text:style-name="T2">Table 2.</text:span> Stock status relative to reference points. Blim is the limit reference point that the spawning stock biomass should not go below. Bpa is a precautionary biomass level that takes into account the uncertainty about the estimated stock size.</text:p>
      <text:p text:style-name="P1"/>
      <text:p text:style-name="P1">Stock <text:s text:c="6"/>Blim <text:s/>Bpa <text:s/>Bcurrent <text:s text:c="2"/>Notes <text:s text:c="10"/>Reference</text:p>
      <text:p text:style-name="P1">Greenland <text:s text:c="5"/>4 <text:s text:c="3"/>6 <text:s text:c="7"/>22 <text:s text:c="2"/>Above Bpa <text:s text:c="6"/>ICES 2022 21.1</text:p>
      <text:p text:style-name="P1">NE Arctic <text:s text:c="3"/>220 <text:s/>460 <text:s text:c="6"/>902 <text:s text:c="2"/>Above Bpa <text:s text:c="6"/>ICES 2021 27.1-2</text:p>
      <text:p text:style-name="P1">Iceland <text:s text:c="5"/>125 <text:s/>160 <text:s text:c="6"/>368 <text:s text:c="2"/>Above Bpa <text:s text:c="6"/>ICES 2023 27.5a</text:p>
      <text:p text:style-name="P1">Faroe <text:s text:c="8"/>18 <text:s text:c="2"/>25 <text:s text:c="7"/>10 <text:s text:c="2"/>Below Blim † <text:s text:c="3"/>ICES 2022 27.5b1</text:p>
      <text:p text:style-name="P1">Norway <text:s text:c="8"/>- <text:s text:c="2"/>60 <text:s text:c="7"/>34 <text:s text:c="2"/>Below Btarget <text:s text:c="2"/>ICES 2020 27.1-2coast</text:p>
      <text:p text:style-name="P1">North Sea <text:s text:c="4"/>70 <text:s text:c="2"/>98 <text:s text:c="7"/>54 <text:s text:c="2"/>Below Blim <text:s text:c="5"/>ICES 2022 27.47d20</text:p>
      <text:p text:style-name="P1">Kattegat <text:s text:c="6"/>- <text:s text:c="3"/>- <text:s text:c="5"/>0.10* <text:s/>Below Bref* † <text:s text:c="2"/>ICES 2023 27.21</text:p>
      <text:p text:style-name="P1">W Baltic <text:s text:c="5"/>15 <text:s text:c="2"/>23 <text:s text:c="8"/>6 <text:s text:c="2"/>Below Blim <text:s text:c="5"/>ICES 2022 27.22-24</text:p>
      <text:p text:style-name="P1">E Baltic <text:s text:c="4"/>109 <text:s/>122 <text:s text:c="7"/>77 <text:s text:c="2"/>Below Blim † <text:s text:c="3"/>ICES 2023 27.24-32</text:p>
      <text:p text:style-name="P1">Irish <text:s text:c="8"/>12 <text:s text:c="2"/>17 <text:s text:c="7"/>12 <text:s text:c="2"/>Below Blim † <text:s text:c="3"/>ICES 2023 27.7a</text:p>
      <text:p text:style-name="P1">S Celtic <text:s text:c="6"/>4 <text:s text:c="3"/>6 <text:s text:c="8"/>1 <text:s text:c="2"/>Below Blim † <text:s text:c="3"/>ICES 2023 27.7e-k</text:p>
      <text:p text:style-name="P1">Northern <text:s text:c="4"/>790 <text:s text:c="3"/>- <text:s text:c="6"/>411 <text:s text:c="2"/>Below Blim <text:s text:c="5"/>DFO 2022 2J3KL</text:p>
      <text:p text:style-name="P1">Flemish <text:s text:c="6"/>15 <text:s text:c="3"/>- <text:s text:c="7"/>28 <text:s text:c="2"/>Above Blim <text:s text:c="5"/>NAFO 2023 3M</text:p>
      <text:p text:style-name="P1">Grand <text:s text:c="8"/>60 <text:s text:c="3"/>- <text:s text:c="8"/>7 <text:s text:c="2"/>Below Blim † <text:s text:c="3"/>NAFO 2021 3NO</text:p>
      <text:p text:style-name="P1">Pierre <text:s text:c="7"/>66 <text:s text:c="3"/>- <text:s text:c="7"/>32 <text:s text:c="2"/>Below Blim <text:s text:c="5"/>DFO 2022 3Ps</text:p>
      <text:p text:style-name="P1">Maine <text:s text:c="8"/>20 <text:s text:c="3"/>- <text:s text:c="8"/>2 <text:s text:c="2"/>Below Blim <text:s text:c="5"/>NOAA 2021 Gulf of Maine</text:p>
      <text:p text:style-name="P1">Georges <text:s text:c="7"/>- <text:s text:c="3"/>- <text:s text:c="6"/>2.7** Below Bref** <text:s text:c="3"/>NOAA 2021 Georges Bank</text:p>
      <text:p text:style-name="P1"/>
      <text:p text:style-name="P1">*: Spawning stock biomass for Kattegat is relative to the average of the stock</text:p>
      <text:p text:style-name="P1"><text:s text:c="3"/>size in the period from 1997 to 2023. ICES considers the SSB of Kattegat cod</text:p>
      <text:p text:style-name="P1"><text:s text:c="3"/>to be below possible biomass reference points.</text:p>
      <text:p text:style-name="P1"/>
      <text:p text:style-name="P1">**: Spawning stock biomass proxy for Georges Bank is based on a 3-year smoothed</text:p>
      <text:p text:style-name="P1"><text:s text:c="4"/>survey index. NOAA considers the stock status of Georges Bank cod to be</text:p>
      <text:p text:style-name="P1"><text:s text:c="4"/>overfished.</text:p>
      <text:p text:style-name="P1"/>
      <text:p text:style-name="P1">†: Scientific advice is zero catch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4:21:23.208817113</meta:creation-date>
    <meta:generator>LibreOffice/7.3.7.2$Linux_X86_64 LibreOffice_project/30$Build-2</meta:generator>
    <dc:date>2023-12-05T04:34:35.092152027</dc:date>
    <meta:editing-duration>PT1M53S</meta:editing-duration>
    <meta:editing-cycles>2</meta:editing-cycles>
    <meta:document-statistic meta:table-count="0" meta:image-count="0" meta:object-count="0" meta:page-count="1" meta:paragraph-count="45" meta:word-count="418" meta:character-count="2854" meta:non-whitespace-character-count="1865"/>
  </office:meta>
</office:document-meta>
</file>